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2f6c"/>
    </style:style>
    <style:style style:name="P2" style:family="paragraph" style:parent-style-name="Standard">
      <style:text-properties officeooo:paragraph-rsid="00196a66"/>
    </style:style>
    <style:style style:name="P3"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style:style>
    <style:style style:name="P4"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style:style>
    <style:style style:name="P5"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style:style>
    <style:style style:name="P6"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fo:background-color="#f7a19a"/>
    </style:style>
    <style:style style:name="P7"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4666b9" fo:background-color="#f7a19a"/>
    </style:style>
    <style:style style:name="P8"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fo:background-color="transparent"/>
    </style:style>
    <style:style style:name="P9"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fo:background-color="#65c295"/>
    </style:style>
    <style:style style:name="P10"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4666b9" fo:background-color="#f68e76"/>
    </style:style>
    <style:style style:name="P11"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fo:background-color="#009353"/>
    </style:style>
    <style:style style:name="P12"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fo:background-color="#f8aa97"/>
    </style:style>
    <style:style style:name="P13"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fo:background-color="#00a65d"/>
    </style:style>
    <style:style style:name="P14" style:family="paragraph" style:parent-style-name="Preformatted_20_Text">
      <style:paragraph-properties fo:margin-left="0cm" fo:margin-right="0cm" fo:margin-top="0cm" fo:margin-bottom="0.499cm" loext:contextual-spacing="false" fo:orphans="2" fo:widows="2" fo:text-indent="0cm" style:auto-text-indent="false"/>
      <style:text-properties fo:font-size="12pt" fo:font-style="normal" style:text-underline-style="solid" style:text-underline-width="auto" style:text-underline-color="font-color" fo:font-weight="bold" officeooo:paragraph-rsid="0037e760" fo:background-color="#fff450" style:font-size-asian="12pt" style:font-weight-asian="bold" style:font-size-complex="12pt" style:font-weight-complex="bold"/>
    </style:style>
    <style:style style:name="P15" style:family="paragraph" style:parent-style-name="Preformatted_20_Text">
      <style:paragraph-properties fo:margin-left="0cm" fo:margin-right="0cm" fo:margin-top="0cm" fo:margin-bottom="0.499cm" loext:contextual-spacing="false" fo:orphans="2" fo:widows="2" fo:text-indent="0cm" style:auto-text-indent="false"/>
      <style:text-properties fo:font-size="10.25pt" fo:font-style="normal" fo:font-weight="bold" officeooo:paragraph-rsid="004666b9" fo:background-color="transparent" style:font-size-asian="9pt" style:font-weight-asian="bold" style:font-size-complex="10.25pt" style:font-weight-complex="bold"/>
    </style:style>
    <style:style style:name="P16" style:family="paragraph" style:parent-style-name="Preformatted_20_Text">
      <style:paragraph-properties fo:margin-left="0cm" fo:margin-right="0cm" fo:margin-top="0cm" fo:margin-bottom="0.499cm" loext:contextual-spacing="false" fo:orphans="2" fo:widows="2" fo:text-indent="0cm" style:auto-text-indent="false"/>
      <style:text-properties fo:font-size="10.5pt" fo:font-style="normal" fo:font-weight="bold" officeooo:paragraph-rsid="004666b9" fo:background-color="transparent" style:font-size-asian="10.5pt" style:font-weight-asian="bold" style:font-size-complex="10.5pt" style:font-weight-complex="bold"/>
    </style:style>
    <style:style style:name="P17" style:family="paragraph" style:parent-style-name="Standard">
      <style:text-properties fo:font-size="16pt" fo:font-weight="bold" style:font-size-asian="14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4666b9" fo:background-color="#f7a19a"/>
    </style:style>
    <style:style style:name="P23" style:family="paragraph" style:parent-style-name="Preformatted_20_Text">
      <style:paragraph-properties fo:margin-left="0cm" fo:margin-right="0cm" fo:margin-top="0cm" fo:margin-bottom="0.499cm" loext:contextual-spacing="false" fo:orphans="2" fo:widows="2" fo:text-indent="0cm" style:auto-text-indent="false"/>
      <style:text-properties fo:font-style="normal" fo:font-weight="normal" officeooo:paragraph-rsid="0037e760"/>
    </style:style>
    <style:style style:name="P24" style:family="paragraph" style:parent-style-name="Preformatted_20_Text">
      <style:paragraph-properties fo:margin-left="0cm" fo:margin-right="0cm" fo:margin-top="0cm" fo:margin-bottom="0.499cm" loext:contextual-spacing="false" fo:orphans="2" fo:widows="2" fo:text-indent="0cm" style:auto-text-indent="false"/>
      <style:text-properties fo:font-size="14pt" fo:font-style="normal" fo:font-weight="bold" officeooo:paragraph-rsid="004666b9" fo:background-color="transparent" style:font-size-asian="14pt" style:font-weight-asian="bold" style:font-size-complex="14pt" style:font-weight-complex="bold"/>
    </style:style>
    <style:style style:name="T1" style:family="text">
      <style:text-properties fo:font-style="normal" fo:font-weight="normal"/>
    </style:style>
    <style:style style:name="T2" style:family="text">
      <style:text-properties style:font-style-asian="normal" style:font-weight-asian="normal"/>
    </style:style>
    <style:style style:name="T3" style:family="text">
      <style:text-properties fo:color="#ce181e" fo:background-color="#fff200" loext:char-shading-value="0"/>
    </style:style>
    <style:style style:name="T4" style:family="text">
      <style:text-properties fo:color="#ce181e" fo:background-color="transparent" loext:char-shading-value="0"/>
    </style:style>
    <style:style style:name="T5" style:family="text">
      <style:text-properties fo:background-color="#fff200" loext:char-shading-value="0"/>
    </style:style>
    <style:style style:name="T6" style:family="text">
      <style:text-properties fo:background-color="transparent" loext:char-shading-value="0"/>
    </style:style>
    <style:style style:name="T7" style:family="text">
      <style:text-properties fo:background-color="#fff45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爬取过程简单记录</text:p>
      <text:p text:style-name="P20">完成人：廖嘉欣</text:p>
      <text:p text:style-name="P21">目录：</text:p>
      <text:p text:style-name="P21">思路</text:p>
      <text:p text:style-name="P21">遇到的问题以及解决办法</text:p>
      <text:p text:style-name="P21">未解决的问题</text:p>
      <text:p text:style-name="P21"/>
      <text:p text:style-name="P19"/>
      <text:p text:style-name="P17">一*思路：</text:p>
      <text:p text:style-name="Standard">1.抓包后得到网址</text:p>
      <text:p text:style-name="Standard"><text:a xlink:type="simple" xlink:href="https://www.cqggzy.com/web/services/PortalsWebservice/getInfoList?response=application/json&amp;pageIndex=1&amp;pageSize=18&amp;siteguid=d7878853-1c74-4913-ab15-1d72b70ff5e7&amp;categorynum=005002&amp;title=&amp;infoC=&amp;_=1549819578722" text:style-name="Internet_20_link" text:visited-style-name="Visited_20_Internet_20_Link">https://www.cqggzy.com/web/services/PortalsWebservice/getInfoList?response=application/json&amp;pageIndex=1&amp;pageSize=18&amp;siteguid=d7878853-1c74-4913-ab15-1d72b70ff5e7&amp;categorynum=005002&amp;title=&amp;infoC=&amp;_=1549819578722</text:a></text:p>
      <text:p text:style-name="Standard">只用改变其pageIndex和pageSize即可翻页</text:p>
      <text:p text:style-name="Standard"/>
      <text:p text:style-name="P1">2.将每个列表中的jyjg后的数字等代码与基础<text:a xlink:type="simple" xlink:href="https://www.cqggzy.com/jyjg/005002/005002001/20190202/fec291a8-735a-4df2-bb3d-fab32321b685.html" text:style-name="Internet_20_link" text:visited-style-name="Visited_20_Internet_20_Link">https://www.cqggzy.com/jyjg/</text:a>拼接即可获得进入的url地址</text:p>
      <text:p text:style-name="Standard"><text:a xlink:type="simple" xlink:href="https://www.cqggzy.com/jyjg/005002/005002001/20190202/fec291a8-735a-4df2-bb3d-fab32321b685.html" text:style-name="Internet_20_link" text:visited-style-name="Visited_20_Internet_20_Link">https://www.cqggzy.com/jyjg/005002/005002001/20190202/fec291a8-735a-4df2-bb3d-fab32321b685.html</text:a></text:p>
      <text:p text:style-name="Standard"/>
      <text:p text:style-name="P2"><text:a xlink:type="simple" xlink:href="https://www.cqggzy.com/jyjg/005002/005002001" text:style-name="Internet_20_link" text:visited-style-name="Visited_20_Internet_20_Link">https://www.cqggzy.com/jyjg/005002/005002001</text:a></text:p>
      <text:p text:style-name="P2">/20190202</text:p>
      <text:p text:style-name="P2">/........html</text:p>
      <text:p text:style-name="P2"/>
      <text:p text:style-name="Standard"/>
      <text:p text:style-name="P3"><text:span text:style-name="T1">{\"infodate\":\"2019-02-02\",\"infourl\":\"\/jyjg\/005002\/005002001\/20190202\/fec291a8-735a-4df2-bb3d-fab32321b685.html\",\"title\":\"</text:span><text:span text:style-name="T2">渝中区公安分局信息化应用系统建设（三期）项目监理中标结果公告</text:span><text:span text:style-name="T1">\",\"index\":\"1\",\"imgclass\":\"\",\"infoC\":\"</text:span><text:span text:style-name="T2">渝中区</text:span><text:span text:style-name="T1">\"}</text:span></text:p>
      <text:p text:style-name="P4">进入第二层：</text:p>
      <text:p text:style-name="P4"><text:span text:style-name="T3">中标时间（见第一层）</text:span>，<text:span text:style-name="T5">招标人</text:span>，<text:span text:style-name="T5">招标公告编号</text:span>，<text:span text:style-name="T5">项目名称</text:span>，<text:span text:style-name="T5">招标代理机构</text:span>，<text:span text:style-name="T5">第一第二第三中标候选人</text:span>，<text:span text:style-name="T5">拟中标候选人</text:span>，<text:span text:style-name="T5">拟中标人</text:span>，<text:span text:style-name="T5">工商注册号</text:span>，<text:span text:style-name="T5">投诉受理部门</text:span>，<text:span text:style-name="T5">中标价</text:span>，<text:span text:style-name="T5">第二第三中标人价格</text:span>，<text:span text:style-name="T5">中标人</text:span></text:p>
      <text:p text:style-name="P4">确定部分：中标时间，项目名称，</text:p>
      <text:p text:style-name="P4">xpath爬取整个公示表，返回列表，去掉列表“\n”和”\n <text:s text:c="5"/>”,再转换成字符串，最后正则表达式进行筛选</text:p>
      <text:p text:style-name="P4">3.保存文件：</text:p>
      <text:p text:style-name="P4">第一个文件：记录时间，标题，链接，地点</text:p>
      <text:p text:style-name="P4">第二个文件：记录整体表格信息</text:p>
      <text:p text:style-name="P5">第三个文件：记录<text:span text:style-name="T4">中标时间（见第一层）</text:span><text:span text:style-name="T6">，招标人，招标公告编号，项目名称，招标代理机构，第一第二第三中标候选人，拟中标候选人，拟中标人，工商注册号，投诉受理部门，中标价，第二第三中标人价格，中</text:span></text:p>
      <text:p text:style-name="P5"><text:span text:style-name="T6"/></text:p>
      <text:p text:style-name="P14"><text:soft-page-break/>二：出现的问题汇总以及解决办法：</text:p>
      <text:p text:style-name="P5"><text:span text:style-name="T6">项目名称奉节县2018年度饮水扶贫项目完工质量抽检招标公告编号092800招标人单位名称奉节县水务局单位公章法定代表人张艺兵联系电话56557077招标代理机构重庆市永新咨询有限公司联系电话13983476216标段(合同包)名称\</text:span><text:span text:style-name="T4">第一中标候选人</text:span><text:span text:style-name="T6">重庆永渝检验检测技术有限公司中标金额78</text:span><text:span text:style-name="T5">%</text:span><text:span text:style-name="T4">第二中标候选人</text:span><text:span text:style-name="T6">重庆市正源水务工程质量检测技术有限责任公司中标金额79</text:span><text:span text:style-name="T5">%</text:span><text:span text:style-name="T4">第三中标候选人</text:span><text:span text:style-name="T6">重庆市正扬水电工程质量检测有限责任公司中标金额77</text:span><text:span text:style-name="T5">%</text:span><text:span text:style-name="T6">拟中标人重庆永渝检验检测技术有限公司中标金额78%工商注册号915001086390428XQ组织机构代码投诉受理部门项目主管部门奉节县水务局联系电话023-56557077行业主管部门//奉节县发展和改革委员会023-56557226招标人：奉节县水务局2019年1月28日招标代理机构：重庆市永新咨询有限公司2019年1月28日</text:span></text:p>
      <text:p text:style-name="P5"><text:span text:style-name="T6">项目名称奉节县2018年度饮水扶贫项目完工结算审计招标公告编号092801招标人单位名称奉节县水务局单位公章法定代表人张艺兵联系电话56557077招标代理机构重庆市永新咨询有限公司联系电话13983476216标段(合同包)名称\</text:span><text:span text:style-name="T4">第一中标候选人</text:span><text:span text:style-name="T6">高达建设管理发展有限责任公司中标金额75</text:span><text:span text:style-name="T5">%</text:span><text:span text:style-name="T4">第二中标候选人</text:span><text:span text:style-name="T6">河南方大建设工程管理股份有限公司中标金额72</text:span><text:span text:style-name="T5">%</text:span><text:span text:style-name="T4">第三中标候选人</text:span><text:span text:style-name="T6">河南创达建设工程管理有限公司中标金额76</text:span><text:span text:style-name="T5">%</text:span><text:span text:style-name="T6">拟中标人高达建设管理发展有限责任公司中标金额75%工商注册号914105007167400206组织机构代码/投诉受理部门项目主管部门奉节县水务局联系电话023-56557077行业主管部门//奉节县发展和改革委员会023-56557226招标人：奉节县水务局2019年1月28日招标代理机构：重庆市永新咨询有限公司2019年1月28日</text:span></text:p>
      <text:p text:style-name="P5"><text:span text:style-name="T6">项目名称2018年城市路灯改造项目设计招标公告编号092782招标人重庆市九龙坡区城市管理局（项目业主）重庆市九龙坡区市政设施维护管理处（代理业主）联系电话023-68608278招标代理机构重庆渝强工程项目管理有限公司联系电话023-68608298评标结果标段(合同包)名称排序单位名称得分项目经理金额（万元）</text:span><text:span text:style-name="T5">1</text:span><text:span text:style-name="T6">武汉市政工程设计研究院有限责任公司95.99何钦116.82万元（计价格【2002】10号文的79.6</text:span><text:span text:style-name="T5">%</text:span><text:span text:style-name="T6">）</text:span><text:span text:style-name="T5">2</text:span><text:span text:style-name="T6">重庆市设计院73.04刘峰116.23万元（计价格【2002】10号文的79.2</text:span><text:span text:style-name="T5">%</text:span><text:span text:style-name="T6">）</text:span><text:span text:style-name="T5">3</text:span><text:span text:style-name="T6">重庆市市政设计研究院70.63彭百川117.11万元（计价格【2002】10号文的79.8</text:span><text:span text:style-name="T5">%</text:span><text:span text:style-name="T6">）中标人武汉市政工程设计研究院有限责任公司金额（万元）116.82万元（计价格【2002】10号文的79.6%）投诉受理部门九龙坡区发展和改革委员会联系电话023-68780358招标人：2019年1月28日（公章）招标代理机构：2019年1月28日（公章）行业/综合监督部门：2019年1月28日（公章）</text:span></text:p>
      <text:p text:style-name="P5"><text:span text:style-name="T6">项目名称奉节县三峡库区30m巡库监测船建造工程招标公告编号092965招标人单位名称奉节县移民资产管理中心单位公章法定代表人卢城钢联系人及电话13896973517招标代理机构中鼎誉润工程咨询有限公司联系电话63081144标段(合同包)名称/</text:span><text:span text:style-name="T5">第一中标候选人</text:span><text:span text:style-name="T6">枝江鸿巨船舶制造有限公司</text:span><text:span text:style-name="T5">中标金额（万元）658.866817第二中标候选人</text:span><text:span text:style-name="T6">湖南海荃游艇有限公司</text:span><text:span text:style-name="T5">中标金额（万元）667.8000第三中标候选人江龙船艇科技股份有限公司中标金额（万元）668.5130拟中标人枝江鸿巨船舶制造有限公司中标金额（万元）658.866817</text:span><text:span text:style-name="T6">工商注册号914205835597017053组织机构代码/投诉受理部门项目主管部门联系电话行业主管部门奉节县交通委员会13896203613奉节县发展和改革委员会56552375招标人：奉节县移民资产管理中心2019年1月31日招标代理机构：中鼎誉润工程咨询有限公司2019年1月31日</text:span></text:p>
      <text:p text:style-name="P5"><text:span text:style-name="T6">项目名称奉节县梅溪河流域重点河段综合治理工程招标公告编号092959招标人单位名称重庆奉节水电开发有限公司单位公章法定代表人邵小全联系人及电话023－56755102招标代理机构凌辉建设工程咨询有限公司联系电话13452644444标段(合同包)名称/</text:span><text:span text:style-name="T5">第一中标候选人</text:span><text:span text:style-name="T6">四川省人民渠绵阳建设公司</text:span><text:span text:style-name="T5">中标金额（万元）2853.199301第二中标候选人</text:span><text:span text:style-name="T6">四川辉睿建筑工程有限公司</text:span><text:span text:style-name="T5">中标金额（万元）2930.223273第三中标候选人重庆亚昌建筑工程有限公司中标金额（万元）2912.036506拟中标人</text:span><text:span text:style-name="T6">四川省人民渠绵阳建设公司</text:span><text:span text:style-name="T5">中标金额（万元）2853.199301</text:span><text:span text:style-name="T6">工商注册号9151070020541846XM组织机构代码/投诉受理部门项目主管部门奉节县发展和改革委员会联系电话023－56552375行业主管部门奉节县水务局023－56557077奉节县发展和改革委员会023－56552375招标人：重庆奉节水电开发有限公司2019年1月31日招标代理机构：凌辉建设工程咨询有限公司2019年1月31日</text:span></text:p>
      <text:p text:style-name="P5"><text:span text:style-name="T6">工程建设项目评标中标基本信息表招标项目名称铜梁区安居镇琵琶村2组、3组公路工程招标项目编号ZB-CQTL-2018101招标人重庆市铜梁区安居镇人民政府招标代理机构晨越建设项目管理集团股份有限公司招投标活动监督部门重庆市铜梁区交通委员会、重庆市铜梁区发展和改革委员会评标委员会全体成员名单薛万族、黄卫林、周华、龚继国、陈军一其中，评标委员会负责人：薛万族其中，招标人代表：/中标候选人（1~3名）</text:span><text:span text:style-name="T5">1.</text:span><text:span text:style-name="T6">重庆市进耀建筑工程有限公司</text:span><text:span text:style-name="T5">2.</text:span><text:span text:style-name="T6">重庆铜胜建筑工程有限公司</text:span><text:span text:style-name="T5">3.</text:span><text:span text:style-name="T6">重庆超卓建筑工程有限公司统一社会信用代码一、91500226054834975T二、91500224MA5U70WG68三、91500225MA5UUTW777建设工期180日历天人员配备一、项目经理：沈红梅；技术负责人：吕林华；质量员：唐梅；安全员：黄石君；材料员：张成华；造价员：罗勇；施工员：喻洪培；资料员：陈仕霞。二、项目经理：杨瑞裕；技术负责人：魏永红；质量员：霍亚男；安全员：赵艳；材料员：赵波；造价员：周锦；施工员：赵飞；资料员：刘婷婷。三、项目经</text:span><text:soft-page-break/><text:span text:style-name="T6">理：戴孟维；技术负责人：向云祥；质量员：邹星；安全员：周柯锦；材料员：郭洪林；造价员：刘杰；施工员：周世强；资料员：李太静。投标人业绩/项目人员业绩/中标人重庆市进耀建筑工程有限公司中标金额3527395.04废标情况被废标单位名称废标原因重庆远诚建筑工程有限公司未按招标文件要求第二章3.2投标报价规定，修改清单格式内容（招标文件中“细目号、细目名称”改为“子目号，字目名称”）。重庆浩森建筑工程（集团）有限公司未按招标文件要求第二章3.2投标报价规定，修改清单格式内容（招标文件中“细目号、细目名称”改为“子目号，字目名称”）。重庆市银莱建筑工程有限公司未按招标文件要求第二章3.2投标报价规定，修改清单格式内容（招标文件中“细目号、细目名称”改为“子目号，字目名称”）。信息公开主体（盖章）年月日</text:span></text:p>
      <text:p text:style-name="P9">把第一第二第三中标候选人和中标金额写在一起，分成两种来写</text:p>
      <text:p text:style-name="P5"><text:span text:style-name="T6">项目名称麻柳乡农庄村村级公路硬化工程招标公告编号092518招标人重庆市开州区麻柳乡人民政府联系电话15123468001招标代理机构重庆正宏建设工程造价咨询有限公司52680588标段（合同包)名称</text:span><text:span text:style-name="T5">一标段</text:span><text:span text:style-name="T6">第一中标候选人重庆尚邦建筑工程有限公司第二中标候选人重庆今力建筑工程有限公司第三中标候选人重庆市鹏业建筑工程有限责任公司拟中标人重庆尚邦建筑工程有限公司中标金额（元）3103550.78工商注册号91500234062874539K组织机构代码/</text:span><text:span text:style-name="T5">二标段</text:span><text:span text:style-name="T6">第一中标候选人四川冉东建设工程有限公司第二中标候选人重庆市鹏业建筑工程有限责任公司第三中标候选人重庆渝云建设有限公司拟中标人四川冉东建设工程有限公司中标金额（元）4955333.5工商注册号91510100MA61WFCJ6P组织机构代码/投诉受理部门重庆市开州区交通委员会联系电话023-85926013重庆市开州区发展和改革委员会023-85936089招标人：重庆市开州区麻柳乡人民政府年月日（单位公章）招标代理机构：重庆正宏建设工程造价咨询有限公司年月日（单位公章）行业主管部门意见：年月日（单位公章）重庆市开州区发展和改革委员会意见：年月日（单位公章</text:span></text:p>
      <text:p text:style-name="P5"><text:span text:style-name="T6">项目名称重庆市开州区2018年临江镇高标准农田建设项目（第二次）招标公告编号092644招标人重庆市开州区农业综合开发管理中心联系电话13996519592招标代理机构重庆渝兴建设工程咨询有限公司18223874663标段(合同包)名称</text:span><text:span text:style-name="T5">二标段</text:span><text:span text:style-name="T6">第一中标候选人江西中云建设有限公司第二中标候选人日昌（福建）集团有限公司第三中标候选人福建省东升鸿工程建设有限公司拟中标人江西中云建设有限公司中标金额(万元)203.066550工商注册号913610027460763789组织机构代码/</text:span><text:span text:style-name="T5">三标段</text:span><text:span text:style-name="T6">第一中标候选人重庆市开州区渝东建筑工程有限公司第二中标候选人江西中环建设集团有限公司第三中标候选人福建万昌建设工程有限公司拟中标人重庆市开州区渝东建筑工程有限公司中标金额(万元)221.401528工商注册号91500234208109988P组织机构代码/投诉受理部门重庆市开州区农业委员会联系电话023-52280089重庆市开州区发展和改革委员会023-85936089招标人：重庆市开州区农业综合开发管理中心2019年1月23日(单位公章)招标代理机构：重庆渝兴建设工程咨询有限公司2019年1月23日(单位公章)</text:span></text:p>
      <text:p text:style-name="P6">if判断：如果正则表达式匹配到了‘二标段’，则进行专门写的标段匹配</text:p>
      <text:p text:style-name="P5"><text:span text:style-name="T6">拟中标结果公示表公示期：2019年1月28日至2019年1月31日项目名称开州区深化脱贫攻坚农村公路建设项目2018年第二批南门镇阳寨村通组通畅工程（三经至万州界）招标公告编号092649招标人重庆市开州区南门镇人民政府联系电话13452697789招标代理机构深圳市建星项目管理顾问有限公司15870407655标段（合同段）名称/第一中标候选人四川弘阔建设工程有限公司第二中标候选人江西骏亿建设工程有限公司第三中标候选人重庆茂尔建设集团有限责任公司</text:span><text:span text:style-name="T5">拟中标人</text:span><text:span text:style-name="T6">四川弘阔建设工程有限公司</text:span><text:span text:style-name="T5">中标金额</text:span><text:span text:style-name="T6">（元）5657212.36工商注册号91510100MA6CQCD228组织机构代码/投诉处理部门重庆市开州区发展和改革委员会联系电话023-85936089重庆市开州区交通局023-52222176招标人：重庆市开州区南门镇人民政府招标代理机构：深圳市建星项目管理顾问有限公司年月日（单位公章）年月日（单位公章）重庆市开州区发展和改革委员会：重庆市开州区交通局：年月日年月日备注：1、投标人或者其他利害关系人对中标结果公示有异议的，应当先向招标人提出异议，由招标人及其招标代理机构答复；对答复不满意的，才能向有关行政部门投诉。投诉应当按照《工程建设项目招标投标活动投诉处理办法》（国家发展改革委等七部委令第11号）和《重庆市招标投标活动投诉处理实施细则》（渝发改标[2014]1168号）执行。2、项目如划分多个标段（合同包）的，应按不同合同段分别填写“标段（合同包）名称”、“中标候选人及排序”、拟中标人“。自行招标的，招标代理机构一栏不填</text:span></text:p>
      <text:p text:style-name="P5"><text:span text:style-name="T6">项目名称丰都县十直镇寨上等（3）个村土地整理项目招标公告编号093003招标人丰都县建丰建设有限公司联系电话13996735033招标代理机构重庆恒诚建筑技术有限公司023-72360093标段（合同包)名称第一中标候选人重庆市北恒建筑工程有限公司第二中标候选人重庆市宇联建筑工程有限公司第三中标候选人重庆千正建设有限公司</text:span><text:span text:style-name="T5">拟中标人</text:span><text:span text:style-name="T6">重庆市北恒建筑工程有限公司</text:span><text:span text:style-name="T5">中标金额（因为没有’元‘所以筛选不出来）</text:span><text:span text:style-name="T6">708.06498万元工商注册号91500230MA5U3XGR29最高限价713.920719万元组织机构代码/投诉受理部门丰都县发改委联系电话023-70605345丰都县国土房管局023-70702686招标人：丰都县建丰建设有限公司2019年1月31日（单位公章）招标代理公司：重庆恒诚建筑技术有限公司2019年1月31日（单位公章）</text:span></text:p>
      <text:p text:style-name="P11"><text:soft-page-break/>直接写拟。。。中标金额，不写元，可以尝试一下末尾用匹配汉字结尾</text:p>
      <text:p text:style-name="P5"><text:span text:style-name="T6">重庆市渝北区工程建设项目中标（比选）结果公示表(公示时间:2019年1月28日至2019年1月30日)项目名称2018年木耳镇四好农村路（通组泥结石公路）建设项目招标编号500112GC20181221001标段名称2018年木耳镇四好农村路（通组泥结石公路）建设项目二标段标段编号500112GC2018122100102项目法人重庆市渝北区木耳镇人民政府联系人张老师联系电话15025754540招标代理机构四川良友建设咨询有限公司联系人王春华联系人电话15998905686中标（选）范围本工程施工图设计文件及图说所示范围内的全部内容（主要建设内容包括路基开挖处理、路基防护、排水工程、涵洞工程等），具体以本工程工程量清单为准。中标（选）候选人第一中标（选）候选人四川翌峰建设工程有限公司第二中标（选）候选人河南泉隆路桥工程有限公司第三中标（选）候选人中建洪春国际建设有限公司</text:span><text:span text:style-name="T5">中标（选）人</text:span><text:span text:style-name="T6">四川翌峰建设工程有限公司中标（选）人资质等级及类别公路工程施工总承包贰</text:span><text:span text:style-name="T5">级中标（选）价（万元）866.006100中标价说明</text:span><text:span text:style-name="T6">中标工期（日历天）150中标工期说明注册建造师（项目经理）姓名及等级张阳（公路）(二级)()技术负责人(项目总工姓名)吴逊开标(比选)时间2019年01月24日10:00:00发包方式公开招标行政监督部门重庆市渝北区交通委员会联系电话023-86017009备注：对评标结果有异议的，请在公示期间向招标人提出；若涉及投诉的，请向行政监督部门提出。</text:span></text:p>
      <text:p text:style-name="P5"><text:span text:style-name="T6">重庆市渝北区工程建设项目中标（比选）结果公示表(公示时间:2019年1月23日至2019年1月25日)项目名称渝北区2018年兴隆镇高标准农田建设项目招标编号500112GC20181129001标段名称渝北区2018年兴隆镇高标准农田建设项目(五标段)标段编号500112GC2018112900105项目法人重庆市渝北区农业综合开发办公室联系人韦老师联系电话86016079招标代理机构四川川咨建设工程咨询有限责任公司联系人张瑞联系人电话13452386867中标（选）范围本项目施工设计图内所示本标段工程内容（具体详见该标段施工图及工程量清单）中标（选）候选人第一中标（选）候选人中远宏发国际建工集团有限公司第二中标（选）候选人四川万里航园林绿化有限公司第三中标（选）候选人添宝建筑集团有限公司</text:span><text:span text:style-name="T5">中标（选）人</text:span><text:span text:style-name="T6">中远宏发国际建工集团有限公司</text:span><text:span text:style-name="T5">中标（选）人资质等级</text:span><text:span text:style-name="T6">及类别水利水电工程施工总承包贰</text:span><text:span text:style-name="T5">级中标（选）价（元）209.433209中标价说明</text:span><text:span text:style-name="T6">中标工期（日历天）210中标工期说明注册建造师（项目经理）姓名及等级曹冀（建筑工程）()技术负责人(项目总工姓名)文治云开标(比选)时间2019年01月21日10:00:00发包方式公开招标行政监督部门重庆市渝北区农业委员会联系电话023-86016051备注：对评标结果有异议的，请在公示期间向招标人提出；若涉及投诉的，请向行政监督部门提出。</text:span></text:p>
      <text:p text:style-name="P5"><text:span text:style-name="T6">重庆市渝北区工程建设项目中标（比选）结果公示表(公示时间:2019年1月23日至2019年1月25日)项目名称渝北区2018年兴隆镇高标准农田建设项目招标编号500112GC20181129001标段名称渝北区2018年兴隆镇高标准农田建设项目(四标段)标段编号500112GC2018112900104项目法人重庆市渝北区农业综合开发办公室联系人韦老师联系电话86016079招标代理机构四川川咨建设工程咨询有限责任公司联系人张瑞联系人电话13452386867中标（选）范围本项目施工设计图内所示本标段工程内容（具体详见该标段施工图及工程量清单）。中标（选）候选人第一中标（选）候选人中林国际建设有限公司第二中标（选）候选人重庆美泽建筑工程有限公司第三中标（选）候选人重庆风清建设工程有限公司</text:span><text:span text:style-name="T5">中标（选）人</text:span><text:span text:style-name="T6">中林国际建设有限公司</text:span><text:span text:style-name="T5">中标（选）人资质等级</text:span><text:span text:style-name="T6">及类别市政公用工程施工总承包叁</text:span><text:span text:style-name="T5">级中标（选）价（万元）258.367808中标价说明中标工期</text:span><text:span text:style-name="T6">（日历天）210中标工期说明注册建造师（项目经理）姓名及等级皮勇（建筑工程）()技术负责人(项目总工姓名)甘茂林开标(比选)时间2019年01月21日10:00:00发包方式公开招标行政监督部门重庆市渝北区农业委员会联系电话023-86016051备注：对评标结果有异议的，请在公示期间向招标人提出；若涉及投诉的，请向行政监督部门提出。</text:span></text:p>
      <text:p text:style-name="P5"><text:span text:style-name="T6">重庆市渝北区工程建设项目中标（比选）结果公示表(公示时间:2019年1月23日至2019年1月25日)项目名称渝北区2018年兴隆镇高标准农田建设项目招标编号500112GC20181129001标段名称渝北区2018年兴隆镇高标准农田建设项目(三标段)标段编号500112GC2018112900103项目法人重庆市渝北区农业综合开发办公室联系人韦老师联系电话86016079招标代理机构四川川咨建设工程咨询有限责任公司联系人张瑞联系人电话13452386867中标（选）范围本项目施工设计图内所示本标段工程内容（具体详见该标段施工图及工程量清单）。中标（选）候选人第一中标（选）候选人重庆悦强建筑工程有限公司第二中标（选）候选人重庆昌林建筑工程有限公司第三中标（选）候选人重庆渝东建设有限公司</text:span><text:span text:style-name="T5">中标（选）人</text:span><text:span text:style-name="T6">重庆悦强建筑工程有限公司</text:span><text:span text:style-name="T5">中标（选）人资质等级</text:span><text:span text:style-name="T6">及类别建筑工程施工总承包</text:span><text:span text:style-name="T5">叁级中标（选）价（万元）250.475588中标价说明</text:span><text:span text:style-name="T6">中标工期（日历天）210中标工期说明注册建造师（项目经理）姓名及等级刘志亮（建筑工程）()技术负责人(项目总工姓名)吴纪明开标(比选)时间2019年01月21日10:00:00发包方式公开招标行政监督部门重庆市渝北区农业委员会联系电话023-86016051备注：对评标结果有异议的，请在公示期间向招标人提出；若涉及投诉的，请向行政监督部门提出。</text:span></text:p>
      <text:p text:style-name="P5"><text:span text:style-name="T6">重庆市渝北区工程建设项目中标（比选）结果公示表(公示时间:2019年1月23日至2019年1月25日)项目名称渝北区2018年茨竹镇高标准农田建设项目招标编号500112GC20181129002标段名称渝北区2018年茨竹镇高标准农田建设项目标段编号500112GC2018112900201项目法人重庆市渝北区农业综合开发办公室联系人韦老师联系电话86016079招标代理机构四川川咨建设工程咨询有限责任公司联系人张瑞联系人电</text:span><text:soft-page-break/><text:span text:style-name="T6">话13452386867中标（选）范围本项目施工设计图内所示本标段工程内容（具体详见该标段施工图及工程量清单）。中标（选）候选人第一中标（选）候选人重庆市盛世华建筑工程有限公司第二中标（选）候选人重庆一一一建筑工程有限公司第三中标（选）候选人重庆华科建筑工程有限公司</text:span><text:span text:style-name="T5">中标（选）人</text:span><text:span text:style-name="T6">重庆市盛世华建筑工程有限公司</text:span><text:span text:style-name="T5">中标（选）人资质等级</text:span><text:span text:style-name="T6">及类别建筑工程施工总承包贰</text:span><text:span text:style-name="T5">级中标（选）价（万元）210.540229中标价说明</text:span><text:span text:style-name="T6">中标工期（日历天）210中标工期说明注册建造师（项目经理）姓名及等级刘绍飞（建筑工程）()技术负责人(项目总工姓名)谭作碧开标(比选)时间2019年01月21日10:00:00发包方式公开招标行政监督部门重庆市渝北区农业委员会联系电话023-86016051备注：对评标结果有异议的，请在公示期间向招标人提出；若涉及投诉的，请向行政监督部门提出。</text:span></text:p>
      <text:p text:style-name="P5"><text:span text:style-name="T6">重庆市渝北区工程建设项目中标（比选）结果公示表(公示时间:2019年1月23日至2019年1月25日)项目名称渝北区2018年兴隆镇高标准农田建设项目招标编号500112GC20181129001标段名称渝北区2018年兴隆镇高标准农田建设项目(一标段)标段编号500112GC2018112900101项目法人重庆市渝北区农业综合开发办公室联系人韦老师联系电话86016079招标代理机构四川川咨建设工程咨询有限责任公司联系人张瑞联系人电话13452386867中标（选）范围本项目施工设计图内所示本标段工程内容（具体详见该标段施工图及工程量清单）。中标（选）候选人第一中标（选）候选人中房建园林股份有限公司第二中标（选）候选人重庆亿新建筑工程有限公司第三中标（选）候选人四川省广安金达建筑有限公司</text:span><text:span text:style-name="T5">中标（选）人</text:span><text:span text:style-name="T6">中房建园林股份有限公司</text:span><text:span text:style-name="T5">中标（选）人资质等级</text:span><text:span text:style-name="T6">及类别建筑工程施工总承包叁级</text:span><text:span text:style-name="T5">中标（选）价（万元）269.941545中标价说明</text:span><text:span text:style-name="T6">中标工期（日历天）210中标工期说明注册建造师（项目经理）姓名及等级李端（建筑工程）()技术负责人(项目总工姓名)艾鹏开标(比选)时间2019年01月21日10:00:00发包方式公开招标行政监督部门重庆市渝北区农业委员会联系电话023-86016051备注：对评标结果有异议的，请在公示期间向招标人提出；若涉及投诉的，请向行政监督部门提出。</text:span></text:p>
      <text:p text:style-name="P5"><text:span text:style-name="T6">中标（选）候选人第一中标（选）候选人重庆风清建设工程有限公司第二中标（选）候选人重庆市西鑫建筑工程有限公司第三中标（选）候选人重庆一一一建筑工程有限公司中标（选）人重庆风清建设工程有限公司</text:span><text:span text:style-name="T5">中标（选）人资质等级</text:span><text:span text:style-name="T6">及类别建筑工程施工总承包壹级</text:span><text:span text:style-name="T5">中标（选）价（万元）264.011946中标价说明</text:span><text:span text:style-name="T6">中标工期（日历天）60中标工期说明注册建造师（项目经理）姓名及等级肖兴涛()技术负责人(项目总工姓名)黄安然开标(比选)时间2019年01月22日10:00:00发包方式公开招标行政监督部门渝北区建委联系电话023-67822891备注：对评标结果有异议的，请在公示期间向招标人提出；若涉及投诉的，请向行政监督部门提出。</text:span></text:p>
      <text:p text:style-name="P8">第一部分爬取内容，我的天哪，是真的多</text:p>
      <text:p text:style-name="P13">把中标人分成两部分两种模式写，把赋值写到else里面，没有就是空字符串</text:p>
      <text:p text:style-name="P13">把中标（选）人和中标候选人分开，方式同上</text:p>
      <text:p text:style-name="P13">最后来调else都可以</text:p>
      <text:p text:style-name="P8">拟中标结果公示表(公示期：2019年2月1日——2019年2月3日)项目名称综合保税区围网内自建保税仓库（二期）建设工程监理招标公告编号092926招标人重庆江津综合保税区开发建设有限公司联系电话023-47688608招标代理机构重庆永鑫工程项目管理有限公司023-60368871综合保税区围网内自建保税仓库（二期）建设工程监理第一中标候选人重庆兴达建设监理有限公司第二中标候选人新疆成汇工程管理有限公司第三中标候选人重庆亚太工程建设监理有限公司拟中标人重庆兴达建设监理有限公司中标金额（万元）117.5工商注册号915001072028689834组织机构代码/投诉受理部门江津区城乡建设委员会联系电话023-47545578江津区发展和改革委员会023-81220404<text:span text:style-name="T5">招标人(此处也符合中标人条件)</text:span>：重庆江津综合保税区开发建设有限公司2019年2月1日（单位公章）招标代理机构：重庆永鑫工程项目管理有限公司2019年2月1日（单位公章）备注：1、投标人或者其他利害关系人对中标结果公示有异议的，应当先向招标人提出异议，由招标人及其招标代理机构答复；对答复不满意的，才能向有关行政部门投诉。投诉应当按照《工程建设项目招标投标活动投诉处理办法》（国家发展改革委等七部委令第11号）和《重庆市招标投标活动投诉处理实施细则》（渝发改标[2014]1168号）执行。2、项目如划分多个标段(合同包)的，应按不同合同段分别填写“标段(合同包)名称”、“中标候选人及排序”、“拟中标人”。自行招标的，招标代理机构一栏不填；</text:p>
      <text:p text:style-name="P12"/>
      <text:p text:style-name="P12"/>
      <text:p text:style-name="P13">拟中标人问题：</text:p>
      <text:p text:style-name="P8"><text:soft-page-break/>项目名称江津区蔡家镇大龙村土地整理项目（AA201900061)招标公告编号092795招标人重庆市江津区惠农土地开发整理有限责任公司联系电话023-85561801招标代理机构重庆万信建设工程咨询有限公司023-61816001标段名称江津区蔡家镇大龙村土地整理项目<text:span text:style-name="T5">第一拟中标人</text:span>重庆春越建设工程有限公司<text:span text:style-name="T5">第二拟中标人</text:span>重庆胜景建筑工程有限公司<text:span text:style-name="T5">第三拟中标人</text:span>四川鸿镜园林建设工程有限公司<text:span text:style-name="T5">拟中标人</text:span>重庆春越建设工程有限公司中标金额（元）6507564.60元工商注册号91500116MA5UF9LL53组织机构代码/投诉受理部门重庆市江津区国土房管局联系电话023-47550035江津区发展和改革委员会023-481220404招标人：重庆市江津区惠农土地开发整理有限责任公司2019年01月30日（单位公章）招标代理机构：重庆万信建设工程咨询有限公司2019年01月30日（单位公章）</text:p>
      <text:p text:style-name="P13">中标人：</text:p>
      <text:p text:style-name="P10"><text:span text:style-name="T6">项目名称葛兰新市污水干管工程（一期）第二次招标公告编号092676招标人重庆盈地实业（集团）有限公司联系电话023-40289236招标代理机构重庆金强工程招标代理有限公司023-40406886标段⌒合同包名称）第一中标候选人重庆新洲建筑工程有限公司第二中标候选人第三中标候选人</text:span><text:span text:style-name="T7">中标人</text:span><text:span text:style-name="T6">重庆新洲建筑工程有限公司中标金额（万元）3487.193187工商注册号915001196608643653组织机构代码/第一中标候选人第二中标候选人第三中标候选人中标人</text:span><text:span text:style-name="T5">中标金额（万元）</text:span><text:span text:style-name="T6">工商注册号组织机构代码接受投诉部门长寿区建委联系电话023-40896212长寿区发改委023-40245080招标人：重庆盈地实业（集团）有限公司2019年1月25日（单位公章）招标代理机构：重庆金强工程招标代理有限公司2019年1月25日（单位公章）</text:span></text:p>
      <text:p text:style-name="P24">三*未解决问题：</text:p>
      <text:p text:style-name="P7">1.还有另外一种表格问题：只有最后分析其表格结构，在重新写一遍，用新的函数传url来写,特别注意，它的排版布局是一样的</text:p>
      <text:p text:style-name="P7">2.保存任务二文件时，传入pipeline处理的信息感觉随机处理，不好排序</text:p>
      <text:p text:style-name="P7">3.某些文字处理得不好，未完待续</text:p>
      <text:p text:style-name="P16">all_list8</text:p>
      <text:p text:style-name="P15">project_name_result</text:p>
      <text:p text:style-name="P15">project_zhaobiao_number_result</text:p>
      <text:p text:style-name="P15">project_zhaobiao_agent_result</text:p>
      <text:p text:style-name="P15">project_zhaobiao_person_result</text:p>
      <text:p text:style-name="P15">project_sign_in_num_result</text:p>
      <text:p text:style-name="P15">complain_government_result</text:p>
      <text:p text:style-name="P15">first_1_result</text:p>
      <text:p text:style-name="P15">first_2_result</text:p>
      <text:p text:style-name="P15">first_3_result</text:p>
      <text:p text:style-name="P15">first_result</text:p>
      <text:p text:style-name="P15">second_1_result</text:p>
      <text:p text:style-name="P15">second_2_result</text:p>
      <text:p text:style-name="P15">second_3_result</text:p>
      <text:p text:style-name="P15"><text:soft-page-break/>second_result</text:p>
      <text:p text:style-name="P15">third_1_result</text:p>
      <text:p text:style-name="P15">third_result</text:p>
      <text:p text:style-name="P15">first_person_result</text:p>
      <text:p text:style-name="P15">second_person_result</text:p>
      <text:p text:style-name="P15">third_person_result</text:p>
      <text:p text:style-name="P15">third_person_result3</text:p>
      <text:p text:style-name="P15">can_person_result3</text:p>
      <text:p text:style-name="P15">first_person_result2</text:p>
      <text:p text:style-name="P15">second_person_result2</text:p>
      <text:p text:style-name="P15">third_person_result2</text:p>
      <text:p text:style-name="P15">first_temp_person_result</text:p>
      <text:p text:style-name="P15">second_temp_person_result</text:p>
      <text:p text:style-name="P15">third_temp_person_result</text:p>
      <text:p text:style-name="P15">temp_person_result</text:p>
      <text:p text:style-name="P15">n_money_result</text:p>
      <text:p text:style-name="P15">correct_person_results</text:p>
      <text:p text:style-name="P15">money_results</text:p>
      <text:p text:style-name="P15">money2_result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3:35:50.514644004</meta:creation-date>
    <meta:editing-duration>PT2H56M23S</meta:editing-duration>
    <meta:editing-cycles>8</meta:editing-cycles>
    <meta:generator>LibreOffice/6.0.7.3$Linux_X86_64 LibreOffice_project/00m0$Build-3</meta:generator>
    <dc:date>2019-02-15T16:39:53.907684823</dc:date>
    <meta:document-statistic meta:table-count="0" meta:image-count="0" meta:object-count="0" meta:page-count="7" meta:paragraph-count="91" meta:word-count="9048" meta:character-count="12180" meta:non-whitespace-character-count="12174"/>
  </office:meta>
</office:document-meta>
</file>